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66in"/>
    </style:style>
    <style:style style:name="co2" style:family="table-column">
      <style:table-column-properties fo:break-before="auto" style:column-width="2.292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LIB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GROUP_NAME</text:p>
          </table:table-cell>
          <table:table-cell table:style-name="ce1" office:value-type="string">
            <text:p>JAR_NAME</text:p>
          </table:table-cell>
        </table:table-row>
        <table:table-row table:style-name="ro1">
          <table:table-cell office:value-type="string">
            <text:p>Finlogic Jars</text:p>
          </table:table-cell>
          <table:table-cell office:value-type="string">
            <text:p>ACLAgent4.0.jar</text:p>
          </table:table-cell>
        </table:table-row>
        <table:table-row table:style-name="ro1">
          <table:table-cell office:value-type="string">
            <text:p>MIME Types</text:p>
          </table:table-cell>
          <table:table-cell office:value-type="string">
            <text:p>activation.jar</text:p>
          </table:table-cell>
        </table:table-row>
        <table:table-row table:style-name="ro1">
          <table:table-cell office:value-type="string">
            <text:p>Tomcat Jars</text:p>
          </table:table-cell>
          <table:table-cell office:value-type="string">
            <text:p>annotations-api.jar</text:p>
          </table:table-cell>
        </table:table-row>
        <table:table-row table:style-name="ro1">
          <table:table-cell office:value-type="string">
            <text:p>C3P0 Connection Pooling Jars</text:p>
          </table:table-cell>
          <table:table-cell office:value-type="string">
            <text:p>asm.jar</text:p>
          </table:table-cell>
        </table:table-row>
        <table:table-row table:style-name="ro1">
          <table:table-cell office:value-type="string">
            <text:p>C3P0 Connection Pooling Jars</text:p>
          </table:table-cell>
          <table:table-cell office:value-type="string">
            <text:p>c3p0-0.9.1.2-jdk1.3.jar</text:p>
          </table:table-cell>
        </table:table-row>
        <table:table-row table:style-name="ro1">
          <table:table-cell office:value-type="string">
            <text:p>C3P0 Connection Pooling Jars</text:p>
          </table:table-cell>
          <table:table-cell office:value-type="string">
            <text:p>c3p0-0.9.1.2.jar</text:p>
          </table:table-cell>
        </table:table-row>
        <table:table-row table:style-name="ro1">
          <table:table-cell office:value-type="string">
            <text:p>C3P0 Connection Pooling Jars</text:p>
          </table:table-cell>
          <table:table-cell office:value-type="string">
            <text:p>c3p0-oracle-thin-extras-0.9.1.2.jar</text:p>
          </table:table-cell>
        </table:table-row>
        <table:table-row table:style-name="ro1">
          <table:table-cell office:value-type="string">
            <text:p>Webservice Jars</text:p>
          </table:table-cell>
          <table:table-cell office:value-type="string">
            <text:p>catalina-ant.jar</text:p>
          </table:table-cell>
        </table:table-row>
        <table:table-row table:style-name="ro1">
          <table:table-cell office:value-type="string">
            <text:p>Webservice Jars</text:p>
          </table:table-cell>
          <table:table-cell office:value-type="string">
            <text:p>catalina-ha.jar</text:p>
          </table:table-cell>
        </table:table-row>
        <table:table-row table:style-name="ro1">
          <table:table-cell office:value-type="string">
            <text:p>Webservice Jars</text:p>
          </table:table-cell>
          <table:table-cell office:value-type="string">
            <text:p>catalina-tribes.jar</text:p>
          </table:table-cell>
        </table:table-row>
        <table:table-row table:style-name="ro1">
          <table:table-cell office:value-type="string">
            <text:p>Webservice Jars</text:p>
          </table:table-cell>
          <table:table-cell office:value-type="string">
            <text:p>catalina.jar</text:p>
          </table:table-cell>
        </table:table-row>
        <table:table-row table:style-name="ro1">
          <table:table-cell office:value-type="string">
            <text:p>Tomcat Jars</text:p>
          </table:table-cell>
          <table:table-cell office:value-type="string">
            <text:p>cglib-2.2.jar</text:p>
          </table:table-cell>
        </table:table-row>
        <table:table-row table:style-name="ro1">
          <table:table-cell office:value-type="string">
            <text:p>JDBC Connection Jars</text:p>
          </table:table-cell>
          <table:table-cell office:value-type="string">
            <text:p>classes12.jar</text:p>
          </table:table-cell>
        </table:table-row>
        <table:table-row table:style-name="ro1">
          <table:table-cell office:value-type="string">
            <text:p>Encoding</text:p>
          </table:table-cell>
          <table:table-cell office:value-type="string">
            <text:p>commons-codec-1.3.jar</text:p>
          </table:table-cell>
        </table:table-row>
        <table:table-row table:style-name="ro1">
          <table:table-cell office:value-type="string">
            <text:p>Pooling</text:p>
          </table:table-cell>
          <table:table-cell office:value-type="string">
            <text:p>commons-dbcp-1.4-javadoc.jar</text:p>
          </table:table-cell>
        </table:table-row>
        <table:table-row table:style-name="ro1">
          <table:table-cell office:value-type="string">
            <text:p>Pooling</text:p>
          </table:table-cell>
          <table:table-cell office:value-type="string">
            <text:p>commons-dbcp-1.4-sources.jar</text:p>
          </table:table-cell>
        </table:table-row>
        <table:table-row table:style-name="ro1">
          <table:table-cell office:value-type="string">
            <text:p>Pooling</text:p>
          </table:table-cell>
          <table:table-cell office:value-type="string">
            <text:p>commons-dbcp-1.4.jar</text:p>
          </table:table-cell>
        </table:table-row>
        <table:table-row table:style-name="ro1">
          <table:table-cell office:value-type="string">
            <text:p>Tomcat Jars</text:p>
          </table:table-cell>
          <table:table-cell office:value-type="string">
            <text:p>commons-httpclient-3.0.1.jar</text:p>
          </table:table-cell>
        </table:table-row>
        <table:table-row table:style-name="ro1">
          <table:table-cell office:value-type="string">
            <text:p>Tomcat Jars</text:p>
          </table:table-cell>
          <table:table-cell office:value-type="string">
            <text:p>commons-io-1.3.2.jar</text:p>
          </table:table-cell>
        </table:table-row>
        <table:table-row table:style-name="ro1">
          <table:table-cell office:value-type="string">
            <text:p>Tomcat Jars</text:p>
          </table:table-cell>
          <table:table-cell office:value-type="string">
            <text:p>commons-logging-1.1.jar</text:p>
          </table:table-cell>
        </table:table-row>
        <table:table-row table:style-name="ro1">
          <table:table-cell office:value-type="string">
            <text:p>Tomcat Jars</text:p>
          </table:table-cell>
          <table:table-cell office:value-type="string">
            <text:p>commons-logging-adapters-1.1.jar</text:p>
          </table:table-cell>
        </table:table-row>
        <table:table-row table:style-name="ro1">
          <table:table-cell office:value-type="string">
            <text:p>Tomcat Jars</text:p>
          </table:table-cell>
          <table:table-cell office:value-type="string">
            <text:p>commons-logging-api-1.1.jar</text:p>
          </table:table-cell>
        </table:table-row>
        <table:table-row table:style-name="ro1">
          <table:table-cell office:value-type="string">
            <text:p>Pooling</text:p>
          </table:table-cell>
          <table:table-cell office:value-type="string">
            <text:p>commons-pool-1.4.jar</text:p>
          </table:table-cell>
        </table:table-row>
        <table:table-row table:style-name="ro1">
          <table:table-cell office:value-type="string">
            <text:p>Mailing Jars</text:p>
          </table:table-cell>
          <table:table-cell office:value-type="string">
            <text:p>cos.jar</text:p>
          </table:table-cell>
        </table:table-row>
        <table:table-row table:style-name="ro1">
          <table:table-cell office:value-type="string">
            <text:p>CSV</text:p>
          </table:table-cell>
          <table:table-cell office:value-type="string">
            <text:p>csv.jar</text:p>
          </table:table-cell>
        </table:table-row>
        <table:table-row table:style-name="ro1">
          <table:table-cell office:value-type="string">
            <text:p>Webservice Jars</text:p>
          </table:table-cell>
          <table:table-cell office:value-type="string">
            <text:p>cxf-2.3.1.jar</text:p>
          </table:table-cell>
        </table:table-row>
        <table:table-row table:style-name="ro1">
          <table:table-cell office:value-type="string">
            <text:p>Webservice Jars</text:p>
          </table:table-cell>
          <table:table-cell office:value-type="string">
            <text:p>cxf-manifest.jar</text:p>
          </table:table-cell>
        </table:table-row>
        <table:table-row table:style-name="ro1">
          <table:table-cell office:value-type="string">
            <text:p>Webservice Jars</text:p>
          </table:table-cell>
          <table:table-cell office:value-type="string">
            <text:p>cxf-xjc-boolean-2.3.0.jar</text:p>
          </table:table-cell>
        </table:table-row>
        <table:table-row table:style-name="ro1">
          <table:table-cell office:value-type="string">
            <text:p>Webservice Jars</text:p>
          </table:table-cell>
          <table:table-cell office:value-type="string">
            <text:p>cxf-xjc-bug671-2.3.0.jar</text:p>
          </table:table-cell>
        </table:table-row>
        <table:table-row table:style-name="ro1">
          <table:table-cell office:value-type="string">
            <text:p>Webservice Jars</text:p>
          </table:table-cell>
          <table:table-cell office:value-type="string">
            <text:p>cxf-xjc-dv-2.3.0.jar</text:p>
          </table:table-cell>
        </table:table-row>
        <table:table-row table:style-name="ro1">
          <table:table-cell office:value-type="string">
            <text:p>Webservice Jars</text:p>
          </table:table-cell>
          <table:table-cell office:value-type="string">
            <text:p>cxf-xjc-ts-2.3.0.jar</text:p>
          </table:table-cell>
        </table:table-row>
        <table:table-row table:style-name="ro1">
          <table:table-cell office:value-type="string">
            <text:p>Mailing Jars</text:p>
          </table:table-cell>
          <table:table-cell office:value-type="string">
            <text:p>dsn.jar</text:p>
          </table:table-cell>
        </table:table-row>
        <table:table-row table:style-name="ro1">
          <table:table-cell office:value-type="string">
            <text:p>Server Side JS</text:p>
          </table:table-cell>
          <table:table-cell office:value-type="string">
            <text:p>dwr.jar</text:p>
          </table:table-cell>
        </table:table-row>
        <table:table-row table:style-name="ro1">
          <table:table-cell office:value-type="string">
            <text:p>Tomcat Jars</text:p>
          </table:table-cell>
          <table:table-cell office:value-type="string">
            <text:p>el-api.jar</text:p>
          </table:table-cell>
        </table:table-row>
        <table:table-row table:style-name="ro1">
          <table:table-cell office:value-type="string">
            <text:p>FileUpload</text:p>
          </table:table-cell>
          <table:table-cell office:value-type="string">
            <text:p>fileupload.jar</text:p>
          </table:table-cell>
        </table:table-row>
        <table:table-row table:style-name="ro1">
          <table:table-cell office:value-type="string">
            <text:p>Finlogic Jars</text:p>
          </table:table-cell>
          <table:table-cell office:value-type="string">
            <text:p>fincom.jar</text:p>
          </table:table-cell>
        </table:table-row>
        <table:table-row table:style-name="ro1">
          <table:table-cell office:value-type="string">
            <text:p>Finlogic Jars</text:p>
          </table:table-cell>
          <table:table-cell office:value-type="string">
            <text:p>finfas.jar</text:p>
          </table:table-cell>
        </table:table-row>
        <table:table-row table:style-name="ro1">
          <table:table-cell office:value-type="string">
            <text:p>Finlogic Jars</text:p>
          </table:table-cell>
          <table:table-cell office:value-type="string">
            <text:p>finldap.jar</text:p>
          </table:table-cell>
        </table:table-row>
        <table:table-row table:style-name="ro1">
          <table:table-cell office:value-type="string">
            <text:p>Finlogic Jars</text:p>
          </table:table-cell>
          <table:table-cell office:value-type="string">
            <text:p>finpack.jar</text:p>
          </table:table-cell>
        </table:table-row>
        <table:table-row table:style-name="ro1">
          <table:table-cell office:value-type="string">
            <text:p>Finlogic Jars</text:p>
          </table:table-cell>
          <table:table-cell office:value-type="string">
            <text:p>finutils.jar</text:p>
          </table:table-cell>
        </table:table-row>
        <table:table-row table:style-name="ro1">
          <table:table-cell office:value-type="string">
            <text:p>Finlogic Jars</text:p>
          </table:table-cell>
          <table:table-cell office:value-type="string">
            <text:p>finws.jar</text:p>
          </table:table-cell>
        </table:table-row>
        <table:table-row table:style-name="ro1">
          <table:table-cell office:value-type="string">
            <text:p>Mailing Jars</text:p>
          </table:table-cell>
          <table:table-cell office:value-type="string">
            <text:p>imap.jar</text:p>
          </table:table-cell>
        </table:table-row>
        <table:table-row table:style-name="ro1">
          <table:table-cell office:value-type="string">
            <text:p>PDF</text:p>
          </table:table-cell>
          <table:table-cell office:value-type="string">
            <text:p>itext-1.4.jar</text:p>
          </table:table-cell>
        </table:table-row>
        <table:table-row table:style-name="ro1">
          <table:table-cell office:value-type="string">
            <text:p>Image IO</text:p>
          </table:table-cell>
          <table:table-cell office:value-type="string">
            <text:p>jai_codec.jar</text:p>
          </table:table-cell>
        </table:table-row>
        <table:table-row table:style-name="ro1">
          <table:table-cell office:value-type="string">
            <text:p>Image IO</text:p>
          </table:table-cell>
          <table:table-cell office:value-type="string">
            <text:p>jai_core.jar</text:p>
          </table:table-cell>
        </table:table-row>
        <table:table-row table:style-name="ro1">
          <table:table-cell office:value-type="string">
            <text:p>Tomcat Jars</text:p>
          </table:table-cell>
          <table:table-cell office:value-type="string">
            <text:p>jasper-el.jar</text:p>
          </table:table-cell>
        </table:table-row>
        <table:table-row table:style-name="ro1">
          <table:table-cell office:value-type="string">
            <text:p>Jasper Reports</text:p>
          </table:table-cell>
          <table:table-cell office:value-type="string">
            <text:p>jasper-jdt.jar</text:p>
          </table:table-cell>
        </table:table-row>
        <table:table-row table:style-name="ro1">
          <table:table-cell office:value-type="string">
            <text:p>Tomcat Jars</text:p>
          </table:table-cell>
          <table:table-cell office:value-type="string">
            <text:p>jasper.jar</text:p>
          </table:table-cell>
        </table:table-row>
        <table:table-row table:style-name="ro1">
          <table:table-cell office:value-type="string">
            <text:p>Jasper Reports</text:p>
          </table:table-cell>
          <table:table-cell office:value-type="string">
            <text:p>jasperreports-1.3.3.jar</text:p>
          </table:table-cell>
        </table:table-row>
        <table:table-row table:style-name="ro1">
          <table:table-cell office:value-type="string">
            <text:p>DBF</text:p>
          </table:table-cell>
          <table:table-cell office:value-type="string">
            <text:p>jdbf.jar</text:p>
          </table:table-cell>
        </table:table-row>
        <table:table-row table:style-name="ro1">
          <table:table-cell office:value-type="string">
            <text:p>Chart</text:p>
          </table:table-cell>
          <table:table-cell office:value-type="string">
            <text:p>jfree.jar</text:p>
          </table:table-cell>
        </table:table-row>
        <table:table-row table:style-name="ro1">
          <table:table-cell office:value-type="string">
            <text:p>LDAP Jars</text:p>
          </table:table-cell>
          <table:table-cell office:value-type="string">
            <text:p>jldap-4.3.jar</text:p>
          </table:table-cell>
        </table:table-row>
        <table:table-row table:style-name="ro1">
          <table:table-cell office:value-type="string">
            <text:p>Tomcat Jars</text:p>
          </table:table-cell>
          <table:table-cell office:value-type="string">
            <text:p>jsp-api.jar</text:p>
          </table:table-cell>
        </table:table-row>
        <table:table-row table:style-name="ro1">
          <table:table-cell office:value-type="string">
            <text:p>JDBC Connection Jars</text:p>
          </table:table-cell>
          <table:table-cell office:value-type="string">
            <text:p>JSQLConnect.jar</text:p>
          </table:table-cell>
        </table:table-row>
        <table:table-row table:style-name="ro1">
          <table:table-cell office:value-type="string">
            <text:p>JSTL</text:p>
          </table:table-cell>
          <table:table-cell office:value-type="string">
            <text:p>jstl.jar</text:p>
          </table:table-cell>
        </table:table-row>
        <table:table-row table:style-name="ro1">
          <table:table-cell office:value-type="string">
            <text:p>FundzTrax Jars</text:p>
          </table:table-cell>
          <table:table-cell office:value-type="string">
            <text:p>JTwain.jar</text:p>
          </table:table-cell>
        </table:table-row>
        <table:table-row table:style-name="ro1">
          <table:table-cell office:value-type="string">
            <text:p>Excel</text:p>
          </table:table-cell>
          <table:table-cell office:value-type="string">
            <text:p>jxl-2005-06-16.jar</text:p>
          </table:table-cell>
        </table:table-row>
        <table:table-row table:style-name="ro1">
          <table:table-cell office:value-type="string">
            <text:p>Excel</text:p>
          </table:table-cell>
          <table:table-cell office:value-type="string">
            <text:p>jxl-2005-10-11.jar</text:p>
          </table:table-cell>
        </table:table-row>
        <table:table-row table:style-name="ro1">
          <table:table-cell office:value-type="string">
            <text:p>Excel</text:p>
          </table:table-cell>
          <table:table-cell office:value-type="string">
            <text:p>jxl.jar</text:p>
          </table:table-cell>
        </table:table-row>
        <table:table-row table:style-name="ro1">
          <table:table-cell office:value-type="string">
            <text:p>Mailing Jars</text:p>
          </table:table-cell>
          <table:table-cell office:value-type="string">
            <text:p>mail.jar</text:p>
          </table:table-cell>
        </table:table-row>
        <table:table-row table:style-name="ro1">
          <table:table-cell office:value-type="string">
            <text:p>Mailing Jars</text:p>
          </table:table-cell>
          <table:table-cell office:value-type="string">
            <text:p>mailapi.jar</text:p>
          </table:table-cell>
        </table:table-row>
        <table:table-row table:style-name="ro1">
          <table:table-cell office:value-type="string">
            <text:p>JDBC Connection Jars</text:p>
          </table:table-cell>
          <table:table-cell office:value-type="string">
            <text:p>mysql-connector-java-5.0.4-bin.jar</text:p>
          </table:table-cell>
        </table:table-row>
        <table:table-row table:style-name="ro1">
          <table:table-cell office:value-type="string">
            <text:p>JDBC Connection Jars</text:p>
          </table:table-cell>
          <table:table-cell office:value-type="string">
            <text:p>mysql-connector-java-5.0.8-bin.jar</text:p>
          </table:table-cell>
        </table:table-row>
        <table:table-row table:style-name="ro1">
          <table:table-cell office:value-type="string">
            <text:p>Cheque Printing Jars</text:p>
          </table:table-cell>
          <table:table-cell office:value-type="string">
            <text:p>MyTextPrinter.jar</text:p>
          </table:table-cell>
        </table:table-row>
        <table:table-row table:style-name="ro1">
          <table:table-cell office:value-type="string">
            <text:p>Webservice Jars</text:p>
          </table:table-cell>
          <table:table-cell office:value-type="string">
            <text:p>neethi-2.0.4.jar</text:p>
          </table:table-cell>
        </table:table-row>
        <table:table-row table:style-name="ro1">
          <table:table-cell office:value-type="string">
            <text:p>JDBC Connection Jars</text:p>
          </table:table-cell>
          <table:table-cell office:value-type="string">
            <text:p>ojdbc14.jar</text:p>
          </table:table-cell>
        </table:table-row>
        <table:table-row table:style-name="ro1">
          <table:table-cell office:value-type="string">
            <text:p>PDF</text:p>
          </table:table-cell>
          <table:table-cell office:value-type="string">
            <text:p>pd4ml_demo.jar</text:p>
          </table:table-cell>
        </table:table-row>
        <table:table-row table:style-name="ro1">
          <table:table-cell office:value-type="string">
            <text:p>PDF</text:p>
          </table:table-cell>
          <table:table-cell office:value-type="string">
            <text:p>pd4ml_tl_demo.jar</text:p>
          </table:table-cell>
        </table:table-row>
        <table:table-row table:style-name="ro1">
          <table:table-cell office:value-type="string">
            <text:p>PDF</text:p>
          </table:table-cell>
          <table:table-cell office:value-type="string">
            <text:p>PDFBox-0.7.3.jar</text:p>
          </table:table-cell>
        </table:table-row>
        <table:table-row table:style-name="ro1">
          <table:table-cell office:value-type="string">
            <text:p>Tomcat Jars</text:p>
          </table:table-cell>
          <table:table-cell office:value-type="string">
            <text:p>servlet-api.jar</text:p>
          </table:table-cell>
        </table:table-row>
        <table:table-row table:style-name="ro1">
          <table:table-cell office:value-type="string">
            <text:p>Mailing Jars</text:p>
          </table:table-cell>
          <table:table-cell office:value-type="string">
            <text:p>smtp.jar</text:p>
          </table:table-cell>
        </table:table-row>
        <table:table-row table:style-name="ro1">
          <table:table-cell office:value-type="string">
            <text:p>Jar File Creator</text:p>
          </table:table-cell>
          <table:table-cell office:value-type="string">
            <text:p>sources.jar</text:p>
          </table:table-cell>
        </table:table-row>
        <table:table-row table:style-name="ro1">
          <table:table-cell office:value-type="string">
            <text:p>Spring</text:p>
          </table:table-cell>
          <table:table-cell office:value-type="string">
            <text:p>spring-2.5.jar</text:p>
          </table:table-cell>
        </table:table-row>
        <table:table-row table:style-name="ro1">
          <table:table-cell office:value-type="string">
            <text:p>Spring</text:p>
          </table:table-cell>
          <table:table-cell office:value-type="string">
            <text:p>spring-webmvc-2.5.jar</text:p>
          </table:table-cell>
        </table:table-row>
        <table:table-row table:style-name="ro1">
          <table:table-cell office:value-type="string">
            <text:p>HTML to PDF</text:p>
          </table:table-cell>
          <table:table-cell office:value-type="string">
            <text:p>ss_css2.jar</text:p>
          </table:table-cell>
        </table:table-row>
        <table:table-row table:style-name="ro1">
          <table:table-cell office:value-type="string">
            <text:p>Spring</text:p>
          </table:table-cell>
          <table:table-cell office:value-type="string">
            <text:p>standard.jar</text:p>
          </table:table-cell>
        </table:table-row>
        <table:table-row table:style-name="ro1">
          <table:table-cell office:value-type="string">
            <text:p>Swing</text:p>
          </table:table-cell>
          <table:table-cell office:value-type="string">
            <text:p>swing-layout-1.0.jar</text:p>
          </table:table-cell>
        </table:table-row>
        <table:table-row table:style-name="ro1">
          <table:table-cell office:value-type="string">
            <text:p>Tomcat Jars</text:p>
          </table:table-cell>
          <table:table-cell office:value-type="string">
            <text:p>tomcat-coyote.jar</text:p>
          </table:table-cell>
        </table:table-row>
        <table:table-row table:style-name="ro1">
          <table:table-cell office:value-type="string">
            <text:p>Tomcat Jars</text:p>
          </table:table-cell>
          <table:table-cell office:value-type="string">
            <text:p>tomcat-dbcp.jar</text:p>
          </table:table-cell>
        </table:table-row>
        <table:table-row table:style-name="ro1">
          <table:table-cell office:value-type="string">
            <text:p>Tomcat Jars</text:p>
          </table:table-cell>
          <table:table-cell office:value-type="string">
            <text:p>tomcat-i18n-es.jar</text:p>
          </table:table-cell>
        </table:table-row>
        <table:table-row table:style-name="ro1">
          <table:table-cell office:value-type="string">
            <text:p>Tomcat Jars</text:p>
          </table:table-cell>
          <table:table-cell office:value-type="string">
            <text:p>tomcat-i18n-fr.jar</text:p>
          </table:table-cell>
        </table:table-row>
        <table:table-row table:style-name="ro1">
          <table:table-cell office:value-type="string">
            <text:p>Tomcat Jars</text:p>
          </table:table-cell>
          <table:table-cell office:value-type="string">
            <text:p>tomcat-i18n-ja.jar</text:p>
          </table:table-cell>
        </table:table-row>
        <table:table-row table:style-name="ro1">
          <table:table-cell office:value-type="string">
            <text:p>Webservice Jars</text:p>
          </table:table-cell>
          <table:table-cell office:value-type="string">
            <text:p>WSClientAuthentication.jar</text:p>
          </table:table-cell>
        </table:table-row>
        <table:table-row table:style-name="ro1">
          <table:table-cell office:value-type="string">
            <text:p>Webservice Jars</text:p>
          </table:table-cell>
          <table:table-cell office:value-type="string">
            <text:p>wsdl4j-1.6.2.jar</text:p>
          </table:table-cell>
        </table:table-row>
        <table:table-row table:style-name="ro1">
          <table:table-cell office:value-type="string">
            <text:p>Webservice Jars</text:p>
          </table:table-cell>
          <table:table-cell office:value-type="string">
            <text:p>wss4j-1.5.8.jar</text:p>
          </table:table-cell>
        </table:table-row>
        <table:table-row table:style-name="ro1">
          <table:table-cell office:value-type="string">
            <text:p>Webservice Jars</text:p>
          </table:table-cell>
          <table:table-cell office:value-type="string">
            <text:p>WSServerAuthentication.jar</text:p>
          </table:table-cell>
        </table:table-row>
        <table:table-row table:style-name="ro1">
          <table:table-cell office:value-type="string">
            <text:p>Webservice Jars</text:p>
          </table:table-cell>
          <table:table-cell office:value-type="string">
            <text:p>wstx-asl-3.2.9.jar</text:p>
          </table:table-cell>
        </table:table-row>
        <table:table-row table:style-name="ro1">
          <table:table-cell office:value-type="string">
            <text:p>Webservice Jars</text:p>
          </table:table-cell>
          <table:table-cell office:value-type="string">
            <text:p>XmlSchema-1.4.5.jar</text:p>
          </table:table-cell>
        </table:table-row>
        <table:table-row table:style-name="ro1">
          <table:table-cell office:value-type="string">
            <text:p>Webservice Jars</text:p>
          </table:table-cell>
          <table:table-cell office:value-type="string">
            <text:p>xmlsec-1.4.3.ja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4">08/24/2011</text:date>, <text:time>13:0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2-10T13:34:07</meta:creation-date>
    <dc:date>2011-08-24T13:03:10</dc:date>
    <meta:editing-duration>PT82H23M00S</meta:editing-duration>
    <meta:editing-cycles>215</meta:editing-cycles>
    <meta:generator>OpenOffice.org/3.1$Linux OpenOffice.org_project/310m19$Build-9420</meta:generator>
    <meta:document-statistic meta:table-count="1" meta:cell-count="180" meta:object-count="0"/>
  </office:meta>
</office:document-meta>
</file>